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3.00pt"/>
    </style:style>
    <style:style style:name="P2" style:family="paragraph">
      <style:paragraph-properties fo:line-height="115.00%" fo:text-align="center" fo:margin-bottom="3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text:span text:style-name="T2"/></text:p>
      <text:p text:style-name="P2"><text:span text:style-name="T2">Computer networks</text:span></text:p>
      <text:p text:style-name="P3"><text:span text:style-name="T3">Experiment(20):-</text:span><text:span text:style-name="T4"/></text:p>
      <text:p text:style-name="P3"><text:span text:style-name="T5">Aim:-<text:line-break/></text:span><text:span text:style-name="T6">AAA Local &amp;amp; Server Based Authentication Configuration in Cisco Packet</text:span></text:p>
      <text:p text:style-name="P3"><text:span text:style-name="T6">Tracer</text:span></text:p>
      <text:p text:style-name="P3"><text:span text:style-name="T7">Software requirement:-</text:span></text:p>
      <text:p text:style-name="P3"><text:span text:style-name="T8">switches,router,pc's,server</text:span></text:p>
      <text:p text:style-name="P3"><text:span text:style-name="T9">Algorithm:-</text:span></text:p>
      <text:p text:style-name="P3"><text:span text:style-name="T10">step1:-first take switch </text:span></text:p>
      <text:p text:style-name="P3"><text:span text:style-name="T10">step2:-link that switch with pc and after connect it with router </text:span></text:p>
      <text:p text:style-name="P3"><text:span text:style-name="T10">step3:-connect that pc with the switch and the switch to router and router to server</text:span></text:p>
      <text:p text:style-name="P3"><text:span text:style-name="T10">step4:- after connection check the IP address of the all pc in the config </text:span></text:p>
      <text:p text:style-name="P3"><text:span text:style-name="T10">step5:- if command send correctly you got successfull other wise recheck the connections</text:span></text:p>
      <text:p text:style-name="P3"><text:span text:style-name="T10">Step6:- then a<text:s text:c="2"/>AAA Local &amp; Server Based Authentication Configuration was stimulated in packet tracer</text:span></text:p>
      <text:p text:style-name="P4"><draw:frame text:anchor-type="as-char" svg:width="146.47mm" svg:height="82.55mm" style:rel-width="scale" style:rel-height="scale"><draw:object-ole xlink:href="OleObj1"/><draw:image xlink:href="ObjectReplacements/OleObj1"/></draw:frame><text:span text:style-name="T10"/></text:p>
      <text:p text:style-name="P4"><draw:frame text:anchor-type="as-char" svg:width="146.47mm" svg:height="82.55mm" style:rel-width="scale" style:rel-height="scale"><draw:object-ole xlink:href="OleObj2"/><draw:image xlink:href="ObjectReplacements/OleObj2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5"><text:span text:style-name="T10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